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1000000313466702F5858021B.png" manifest:media-type="image/png"/>
  <manifest:file-entry manifest:full-path="Pictures/100000C00000051000000510D44078D57058EE6D.svg" manifest:media-type="image/svg+xml"/>
  <manifest:file-entry manifest:full-path="Pictures/10000201000000310000003100B7EAF81332D7A4.png" manifest:media-type="image/png"/>
  <manifest:file-entry manifest:full-path="Pictures/100000AE00000510000005109DCFA05C3EA957BC.svg" manifest:media-type="image/svg+xml"/>
  <manifest:file-entry manifest:full-path="Pictures/1000000000000020000000204B249CA79A42C6D7.png" manifest:media-type="image/png"/>
  <manifest:file-entry manifest:full-path="Pictures/100002010000003100000031200A808443B660DF.png" manifest:media-type="image/png"/>
  <manifest:file-entry manifest:full-path="Pictures/100001020000051000000510A1231B754F9C3611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c1ff" draw:opacity="100%" draw:textarea-horizontal-align="justify" draw:textarea-vertical-align="middle" draw:auto-grow-height="false" fo:min-height="16.65cm" fo:min-width="34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b3c1ff" draw:opacity="100%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controls" svg:width="2.852cm" svg:height="2.853cm" draw:transform="skewX (-0.000698131700797732) translate (0.927cm 1.112cm)">
          <draw:image xlink:href="Pictures/100000C00000051000000510D44078D57058EE6D.svg" xlink:type="simple" xlink:show="embed" xlink:actuate="onLoad">
            <text:p/>
          </draw:image>
          <draw:image xlink:href="Pictures/10000201000000310000003100B7EAF81332D7A4.png" xlink:type="simple" xlink:show="embed" xlink:actuate="onLoad"/>
        </draw:frame>
        <draw:frame draw:style-name="gr2" draw:text-style-name="P2" draw:layer="controls" svg:width="2.368cm" svg:height="2.369cm" draw:transform="skewX (-0.000872664625997165) translate (31.834cm 1.599cm)">
          <draw:image xlink:href="Pictures/100000AE00000510000005109DCFA05C3EA957BC.svg" xlink:type="simple" xlink:show="embed" xlink:actuate="onLoad">
            <text:p/>
          </draw:image>
          <draw:image xlink:href="Pictures/100002010000003100000031200A808443B660DF.png" xlink:type="simple" xlink:show="embed" xlink:actuate="onLoad"/>
        </draw:frame>
        <draw:frame draw:style-name="gr2" draw:text-style-name="P2" draw:layer="controls" svg:width="1.585cm" svg:height="1.585cm" svg:x="32.201cm" svg:y="13.126cm">
          <draw:image xlink:href="Pictures/100001020000051000000510A1231B754F9C3611.svg" xlink:type="simple" xlink:show="embed" xlink:actuate="onLoad">
            <text:p/>
          </draw:image>
          <draw:image xlink:href="Pictures/1000020100000031000000313466702F5858021B.png" xlink:type="simple" xlink:show="embed" xlink:actuate="onLoad"/>
        </draw:frame>
        <draw:frame draw:style-name="gr2" draw:text-style-name="P2" draw:layer="controls" svg:width="2.368cm" svg:height="2.369cm" draw:transform="skewX (-0.000872664625997027) rotate (1.0471975511966) translate (0.602cm 15.218cm)">
          <draw:image xlink:href="Pictures/100000AE00000510000005109DCFA05C3EA957BC.svg" xlink:type="simple" xlink:show="embed" xlink:actuate="onLoad">
            <text:p/>
          </draw:image>
          <draw:image xlink:href="Pictures/100002010000003100000031200A808443B660D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svg:stroke-color="#3465a4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1-04-11T17:18:39.429516413</dc:date>
    <meta:editing-duration>PT11H26M26S</meta:editing-duration>
    <meta:editing-cycles>106</meta:editing-cycles>
    <meta:generator>LibreOffice/6.0.7.3$Linux_x86 LibreOffice_project/00m0$Build-3</meta:generator>
    <meta:document-statistic meta:object-count="5"/>
  </office:meta>
</office:document-meta>
</file>